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ESSAGIER Ouassim*/</text:p>
      <text:p text:style-name="Normal">La première partie<text:s/>du TP c’est la réalisation par fichier,<text:s/>on utilise les verrous pour pouvoir contrôler l’accès au fichier qui est utilisé<text:s/>pour la lecture et l’écriture qui sert pour la transmission et on utilise les signaux<text:s/>pour pouvoir communiquer entre le fichier émetteur et récepteur.</text:p>
      <text:p text:style-name="Normal">La deuxième partie c’est la réalisation par flot, on utilise la communication par tubes nommés entre deux processus indépendant<text:s/>les fonction principales <text:s/>à utiliser sont mknod pour la création du tube nommé, open pour l’ouvrir et read et write pour la lecture et l’écriture dans le tube.</text:p>
      <text:p text:style-name="Normal">La troisième partie<text:s/>c’est la réalisation par paquets<text:s/>on utilise ce qu’on appelle l’implémentation du concept de boites aux lettre (BAL). Un processus peut déposer des lettres « message » dans une BAL pour<text:s/>qu’ils soient<text:s/>lue par d’autre processus où il peut extraire des lettres qui lui sont destinés. Dans notre TP le processus qui dépose le message est le fichier msg_emetteur et celui qui reçoit c’est le msg-récepteur.<text:s/>Les principales fonctions qui sont utilisées sont msgget pour créer la BAL et msgsnd msgrcv pour envoyer et recevoire .</text:p>
      <text:p text:style-name="Normal">Quand un message est<text:s/>déposé dans une BAL , il est obligatoirement extrait dans sa totalité contrairement aux tubes qui transfèrent des flots de caractères sans repères, on écrit plusieurs caractères avec un seul write et lus avec une suite de read.</text:p>
      <text:p text:style-name="Normal">Pour récupérer le temps de transfert la fonction principale à utiliser est gettimeofday(), le temps de transfert<text:s/>va correspondre à la date d’arrivée de la première info dans le processus n°1 et la date d’arriver de la dernière info dans le processus n°2.</text:p>
      <text:p text:style-name="Normal">Pour mon cas par exemple pour la transmission par tube le temps de transfert est d’environ <text:s text:c="15"/>2 secondes et pour la transmission par BAL j’ai un temps de transfert de 0 seconde et ça se remarque à l’œil nu c’est<text:s/>instantané.</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ss</meta:initial-creator>
    <dc:creator>wass</dc:creator>
    <meta:creation-date>2017-11-28T20:36:00Z</meta:creation-date>
    <dc:date>2017-11-28T21:38:00Z</dc:date>
    <meta:template xlink:href="Normal" xlink:type="simple"/>
    <meta:editing-cycles>1</meta:editing-cycles>
    <meta:editing-duration>PT3720S</meta:editing-duration>
    <meta:document-statistic meta:page-count="1" meta:paragraph-count="3" meta:word-count="289" meta:character-count="1881" meta:row-count="13" meta:non-whitespace-character-count="1595"/>
  </office:meta>
</office:document-meta>
</file>